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3576242040" style:family="table" style:master-page-name="ta-mp-0x7f357624204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35762086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576209790" style:family="table-cell" style:data-style-name="General">
      <style:table-cell-properties fo:background-color="transparent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576209c30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576209d58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57620a0d0" style:family="table-cell" style:data-style-name="General">
      <style:table-cell-properties fo:background-color="transparent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5762098b8" style:family="table-cell" style:data-style-name="General">
      <style:table-cell-properties fo:background-color="transparent" fo:border-top="0.000cm none #c7c7c7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576209e80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57620a1f8" style:family="table-cell" style:data-style-name="General">
      <style:table-cell-properties fo:background-color="transparent" fo:border-top="0.000cm none #c7c7c7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5762099e0" style:family="table-cell" style:data-style-name="General">
      <style:table-cell-properties fo:background-color="transparent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576209b08" style:family="table-cell" style:data-style-name="General">
      <style:table-cell-properties fo:background-color="transparent" fo:border-top="0.000cm none #c7c7c7" fo:border-bottom="0.000cm none #c7c7c7" fo:border-left="0.000cm none #c7c7c7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576209fa8" style:family="table-cell" style:data-style-name="General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57620a320" style:family="table-cell" style:data-style-name="General">
      <style:table-cell-properties fo:background-color="transparent" fo:border-top="0.000cm none #c7c7c7" fo:border-bottom="0.035cm solid #000000" fo:border-left="0.000cm none #c7c7c7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64.01pt" style:use-optimal-column-width="true"/>
    </style:style>
    <style:style style:name="ACOL-2" style:family="table-column"/>
    <style:style style:name="AROW-1" style:family="table-row">
      <style:table-row-properties style:row-height="12.82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7f3576242040" table:print="true">
        <office:forms form:automatic-focus="false" form:apply-design-mode="false">
          <form:form/>
        </office:forms>
        <table:table-column table:style-name="ACOL-1" table:number-columns-repeated="6"/>
        <table:table-column table:style-name="ACOL-0" table:number-columns-repeated="122"/>
        <table:table-row table:style-name="AROW-1">
          <table:table-cell table:style-name="Gnumeric-default"/>
          <table:table-cell table:style-name="ACE-0x7f3576209790"/>
          <table:table-cell table:style-name="ACE-0x7f35762098b8"/>
          <table:table-cell table:style-name="ACE-0x7f35762099e0"/>
          <table:table-cell table:style-name="ACE-0x7f3576209b08"/>
          <table:table-cell table:style-name="ACE-0x7f35762099e0"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number-rows-spanned="2" table:style-name="ACE-0x7f3576209c30" office:value-type="string">
            <text:p>Button</text:p>
          </table:table-cell>
          <table:table-cell table:number-columns-spanned="4" table:style-name="ACE-0x7f3576209c30" office:value-type="string">
            <text:p>Controller</text:p>
          </table:table-cell>
          <table:covered-table-cell table:number-columns-repeated="3"/>
          <table:table-cell table:number-columns-repeated="122" table:style-name="Gnumeric-default"/>
        </table:table-row>
        <table:table-row table:style-name="AROW-1">
          <table:table-cell table:style-name="Gnumeric-default"/>
          <table:covered-table-cell/>
          <table:table-cell table:number-columns-spanned="2" table:style-name="ACE-0x7f3576209c30" office:value-type="string">
            <text:p>Driver</text:p>
          </table:table-cell>
          <table:covered-table-cell/>
          <table:table-cell table:number-columns-spanned="2" table:style-name="ACE-0x7f3576209c30" office:value-type="string">
            <text:p>Gunner</text:p>
          </table:table-cell>
          <table:covered-table-cell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style-name="ACE-0x7f3576209d58" office:value-type="string">
            <text:p>A</text:p>
          </table:table-cell>
          <table:table-cell table:number-columns-spanned="2" table:style-name="ACE-0x7f3576209e80" office:value-type="string">
            <text:p>Backwards Nudge</text:p>
          </table:table-cell>
          <table:covered-table-cell/>
          <table:table-cell table:number-columns-spanned="2" table:style-name="ACE-0x7f3576209fa8" office:value-type="string">
            <text:p>Arm Down</text:p>
          </table:table-cell>
          <table:covered-table-cell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style-name="ACE-0x7f3576209790" office:value-type="string">
            <text:p>B</text:p>
          </table:table-cell>
          <table:table-cell table:number-columns-spanned="2" table:style-name="ACE-0x7f35762098b8" office:value-type="string">
            <text:p>Clockwise Nudge</text:p>
          </table:table-cell>
          <table:covered-table-cell/>
          <table:table-cell table:number-columns-spanned="2" table:style-name="ACE-0x7f3576209b08" office:value-type="string">
            <text:p>Ball Out</text:p>
          </table:table-cell>
          <table:covered-table-cell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style-name="ACE-0x7f3576209790" office:value-type="string">
            <text:p>X</text:p>
          </table:table-cell>
          <table:table-cell table:number-columns-spanned="2" table:style-name="ACE-0x7f35762098b8" office:value-type="string">
            <text:p>Counterclockwise Nudge</text:p>
          </table:table-cell>
          <table:covered-table-cell/>
          <table:table-cell table:number-columns-spanned="2" table:style-name="ACE-0x7f3576209b08" office:value-type="string">
            <text:p>Ball In</text:p>
          </table:table-cell>
          <table:covered-table-cell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style-name="ACE-0x7f3576209790" office:value-type="string">
            <text:p>Y</text:p>
          </table:table-cell>
          <table:table-cell table:number-columns-spanned="2" table:style-name="ACE-0x7f35762098b8" office:value-type="string">
            <text:p>Forward Nudge</text:p>
          </table:table-cell>
          <table:covered-table-cell/>
          <table:table-cell table:number-columns-spanned="2" table:style-name="ACE-0x7f3576209b08" office:value-type="string">
            <text:p>Arm Up</text:p>
          </table:table-cell>
          <table:covered-table-cell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style-name="ACE-0x7f3576209790" office:value-type="string">
            <text:p>Joy L-x</text:p>
          </table:table-cell>
          <table:table-cell table:number-columns-spanned="2" table:style-name="ACE-0x7f35762098b8"/>
          <table:covered-table-cell/>
          <table:table-cell table:number-columns-spanned="2" table:style-name="ACE-0x7f3576209b08"/>
          <table:covered-table-cell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style-name="ACE-0x7f3576209790" office:value-type="string">
            <text:p>Joy L-y</text:p>
          </table:table-cell>
          <table:table-cell table:number-columns-spanned="2" table:style-name="ACE-0x7f35762098b8" office:value-type="string">
            <text:p>Left Side</text:p>
          </table:table-cell>
          <table:covered-table-cell/>
          <table:table-cell table:number-columns-spanned="2" table:style-name="ACE-0x7f3576209b08"/>
          <table:covered-table-cell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style-name="ACE-0x7f3576209790" office:value-type="string">
            <text:p>Joy R-x</text:p>
          </table:table-cell>
          <table:table-cell table:number-columns-spanned="2" table:style-name="ACE-0x7f35762098b8"/>
          <table:covered-table-cell/>
          <table:table-cell table:number-columns-spanned="2" table:style-name="ACE-0x7f3576209b08"/>
          <table:covered-table-cell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style-name="ACE-0x7f3576209790" office:value-type="string">
            <text:p>Joy R-y</text:p>
          </table:table-cell>
          <table:table-cell table:number-columns-spanned="2" table:style-name="ACE-0x7f35762098b8" office:value-type="string">
            <text:p>Right Side</text:p>
          </table:table-cell>
          <table:covered-table-cell/>
          <table:table-cell table:number-columns-spanned="2" table:style-name="ACE-0x7f3576209b08"/>
          <table:covered-table-cell/>
          <table:table-cell table:number-columns-repeated="122" table:style-name="Gnumeric-default"/>
        </table:table-row>
        <table:table-row table:style-name="AROW-2">
          <table:table-cell table:style-name="Gnumeric-default"/>
          <table:table-cell table:style-name="ACE-0x7f3576209790" office:value-type="string">
            <text:p>L Button</text:p>
          </table:table-cell>
          <table:table-cell table:number-columns-spanned="2" table:style-name="ACE-0x7f35762098b8" office:value-type="string">
            <text:p>Counterclockwise Spin</text:p>
          </table:table-cell>
          <table:covered-table-cell/>
          <table:table-cell table:number-columns-spanned="2" table:style-name="ACE-0x7f3576209b08"/>
          <table:covered-table-cell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style-name="ACE-0x7f3576209790" office:value-type="string">
            <text:p>L Trigger</text:p>
          </table:table-cell>
          <table:table-cell table:number-columns-spanned="2" table:style-name="ACE-0x7f35762098b8" office:value-type="string">
            <text:p>TURBO BOOST</text:p>
          </table:table-cell>
          <table:covered-table-cell/>
          <table:table-cell table:number-columns-spanned="2" table:style-name="ACE-0x7f3576209b08"/>
          <table:covered-table-cell/>
          <table:table-cell table:number-columns-repeated="122" table:style-name="Gnumeric-default"/>
        </table:table-row>
        <table:table-row table:style-name="AROW-2">
          <table:table-cell table:style-name="Gnumeric-default"/>
          <table:table-cell table:style-name="ACE-0x7f3576209790" office:value-type="string">
            <text:p>R Button</text:p>
          </table:table-cell>
          <table:table-cell table:number-columns-spanned="2" table:style-name="ACE-0x7f35762098b8" office:value-type="string">
            <text:p>Clockwise Spin</text:p>
          </table:table-cell>
          <table:covered-table-cell/>
          <table:table-cell table:number-columns-spanned="2" table:style-name="ACE-0x7f3576209b08"/>
          <table:covered-table-cell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style-name="ACE-0x7f357620a0d0" office:value-type="string">
            <text:p>R Trigger</text:p>
          </table:table-cell>
          <table:table-cell table:number-columns-spanned="2" table:style-name="ACE-0x7f357620a1f8" office:value-type="string">
            <text:p>slow</text:p>
          </table:table-cell>
          <table:covered-table-cell/>
          <table:table-cell table:number-columns-spanned="2" table:style-name="ACE-0x7f357620a320"/>
          <table:covered-table-cell/>
          <table:table-cell table:number-columns-repeated="122" table:style-name="Gnumeric-default"/>
        </table:table-row>
        <table:table-row table:style-name="AROW-0" table:number-rows-repeated="113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5" gnm:cursor-row="8">
          <gnm:selection gnm:start-col="4" gnm:start-row="8" gnm:end-col="5" gnm:end-row="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3576237e5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7f3576242040" style:display-name="Sheet1" style:page-layout-name="pl-0x7f3576237e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1425_Software2 </dc:creator>
    <dc:date>2015-12-14T00:48:19Z</dc:date>
    <meta:creation-date>2015-12-12T10:55:37Z</meta:creation-date>
    <meta:editing-cycles>1</meta:editing-cycles>
    <meta:editing-duration>PT12M41S</meta:editing-duration>
    <meta:generator>gnumeric/1.12.9</meta:generator>
    <meta:initial-creator>1425_Software2 </meta:initial-creator>
  </office:meta>
</office:document-meta>
</file>